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E921FFB3BC8210BDE8.png" manifest:media-type="image/png"/>
  <manifest:file-entry manifest:full-path="Pictures/10000001000002E6000001E96581F3B814D079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1.202cm" draw:z-index="0"><draw:image xlink:href="Pictures/10000001000002E6000001E96581F3B814D0794A.png" xlink:type="simple" xlink:show="embed" xlink:actuate="onLoad" draw:mime-type="image/png"/></draw:frame><draw:frame draw:style-name="fr1" draw:name="Image2" text:anchor-type="char" svg:x="0.079cm" svg:y="11.88cm" svg:width="17cm" svg:height="11.202cm" draw:z-index="1"><draw:image xlink:href="Pictures/10000001000002E6000001E921FFB3BC8210BD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5:57:10.512334107</meta:creation-date>
    <dc:date>2023-08-28T15:57:44.582018149</dc:date>
    <meta:editing-duration>PT3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